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1pt" fo:font-style="normal" style:font-size-asian="11pt" style:font-style-asian="normal" style:font-size-complex="11pt" style:font-style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1.95cm" svg:height="0.7cm" svg:x="13.85cm" svg:y="2.9cm">
          <text:p text:style-name="P1"><text:span text:style-name="T1">Idle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3" xml:id="id3" draw:id="id3" draw:layer="layout" svg:width="2.15cm" svg:height="0.7cm" svg:x="13.75cm" svg:y="5.8cm">
          <text:p text:style-name="P3"><text:span text:style-name="T2">Charg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3cm" svg:height="0.6cm" svg:x="13.325cm" svg:y="7.3cm">
          <text:p text:style-name="P4"><text:span text:style-name="T3">Clear Tim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3.1cm" svg:height="0.6cm" svg:x="13.275cm" svg:y="4.5cm">
          <text:p text:style-name="P4"><text:span text:style-name="T3">State = N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3.3cm" svg:height="2.4cm" svg:x="13.175cm" svg:y="14.75cm">
          <text:p text:style-name="P4"><text:span text:style-name="T3">State = NX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4" xml:id="id12" draw:id="id12" draw:layer="layout" svg:width="3.1cm" svg:height="0.6cm" svg:x="7.975cm" svg:y="15.65cm">
          <text:p text:style-name="P4"><text:span text:style-name="T3">State = NC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4" xml:id="id8" draw:id="id8" draw:layer="layout" svg:width="3.1cm" svg:height="0.6cm" svg:x="7.975cm" svg:y="19.7cm">
          <text:p text:style-name="P4"><text:span text:style-name="T3">State = NC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xml:id="id6" draw:id="id6" draw:layer="layout" svg:width="3.4cm" svg:height="2.4cm" svg:x="13.125cm" svg:y="18.8cm">
          <text:p text:style-name="P4"><text:span text:style-name="T3">State = NC1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" draw:text-style-name="P4" xml:id="id7" draw:id="id7" draw:layer="layout" svg:width="3.4cm" svg:height="2.4cm" svg:x="13.125cm" svg:y="22.8cm">
          <text:p text:style-name="P4"><text:span text:style-name="T3">State = NC2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4" xml:id="id9" draw:id="id9" draw:layer="layout" svg:width="3.1cm" svg:height="0.6cm" svg:x="7.975cm" svg:y="23.7cm">
          <text:p text:style-name="P4"><text:span text:style-name="T3">State = 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4" draw:id="id14" draw:layer="layout" svg:width="3cm" svg:height="0.6cm" svg:x="3.825cm" svg:y="13.1cm">
          <text:p text:style-name="P4"><text:span text:style-name="T3">Start Tim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3" draw:id="id13" draw:layer="layout" svg:width="3cm" svg:height="0.6cm" svg:x="3.825cm" svg:y="15.65cm">
          <text:p text:style-name="P4"><text:span text:style-name="T3">Configure Pi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3.4cm" svg:height="0.8cm" svg:x="3.625cm" svg:y="10.7cm">
          <text:p text:style-name="P1"><text:span text:style-name="T1">Waits Interrupt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2" xml:id="id11" draw:id="id11" draw:layer="layout" svg:width="2.5cm" svg:height="0.8cm" svg:x="4.075cm" svg:y="7.8cm">
          <text:p text:style-name="P1"><text:span text:style-name="T1">Interrupt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2" draw:text-style-name="P4" xml:id="id10" draw:id="id10" draw:layer="layout" svg:width="3.4cm" svg:height="1.1cm" svg:x="3.625cm" svg:y="5.6cm">
          <text:p text:style-name="P4"><text:span text:style-name="T3">Store Time and clear interrupt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4.825cm" svg:y1="3.6cm" svg:x2="14.825cm" svg:y2="4.5cm" draw:start-shape="id1" draw:start-glue-point="6" draw:end-shape="id2" draw:end-glue-point="0" svg:d="m14825 3600v900">
          <text:p/>
        </draw:connector>
        <draw:connector draw:style-name="gr3" draw:text-style-name="P5" draw:layer="layout" draw:type="line" svg:x1="14.825cm" svg:y1="5.1cm" svg:x2="14.825cm" svg:y2="5.8cm" draw:start-shape="id2" draw:start-glue-point="2" draw:end-shape="id3" draw:end-glue-point="0" svg:d="m14825 5100v700">
          <text:p/>
        </draw:connector>
        <draw:connector draw:style-name="gr3" draw:text-style-name="P5" draw:layer="layout" draw:type="line" svg:x1="14.825cm" svg:y1="6.5cm" svg:x2="14.825cm" svg:y2="7.3cm" draw:start-shape="id3" draw:start-glue-point="2" draw:end-shape="id4" draw:end-glue-point="0" svg:d="m14825 6500v800">
          <text:p/>
        </draw:connector>
        <draw:connector draw:style-name="gr3" draw:text-style-name="P5" draw:layer="layout" draw:type="line" svg:x1="14.825cm" svg:y1="7.9cm" svg:x2="14.825cm" svg:y2="14.75cm" draw:start-shape="id4" draw:start-glue-point="2" draw:end-shape="id5" draw:end-glue-point="4" svg:d="m14825 7900v6850">
          <text:p/>
        </draw:connector>
        <draw:connector draw:style-name="gr3" draw:text-style-name="P5" draw:layer="layout" draw:type="line" svg:x1="14.825cm" svg:y1="17.15cm" svg:x2="14.825cm" svg:y2="18.8cm" draw:start-shape="id5" draw:start-glue-point="6" draw:end-shape="id6" draw:end-glue-point="4" svg:d="m14825 17150v1650">
          <text:p/>
        </draw:connector>
        <draw:connector draw:style-name="gr3" draw:text-style-name="P5" draw:layer="layout" draw:type="line" svg:x1="14.825cm" svg:y1="21.2cm" svg:x2="14.825cm" svg:y2="22.8cm" draw:start-shape="id6" draw:start-glue-point="6" draw:end-shape="id7" draw:end-glue-point="4" svg:d="m14825 21200v1600">
          <text:p/>
        </draw:connector>
        <draw:connector draw:style-name="gr3" draw:text-style-name="P5" draw:layer="layout" svg:x1="16.525cm" svg:y1="24cm" svg:x2="15.8cm" svg:y2="3.25cm" draw:start-shape="id7" draw:start-glue-point="7" draw:end-shape="id1" draw:end-glue-point="7" svg:d="m16525 24000h502v-20750h-1227">
          <text:p/>
        </draw:connector>
        <draw:connector draw:style-name="gr3" draw:text-style-name="P5" draw:layer="layout" draw:type="line" svg:x1="13.125cm" svg:y1="20cm" svg:x2="11.075cm" svg:y2="20cm" draw:start-shape="id6" draw:start-glue-point="5" draw:end-shape="id8" draw:end-glue-point="1" svg:d="m13125 20000h-2050">
          <text:p/>
        </draw:connector>
        <draw:connector draw:style-name="gr3" draw:text-style-name="P5" draw:layer="layout" draw:type="line" svg:x1="13.125cm" svg:y1="24cm" svg:x2="11.075cm" svg:y2="24cm" draw:start-shape="id7" draw:start-glue-point="5" draw:end-shape="id9" draw:end-glue-point="1" svg:d="m13125 24000h-2050">
          <text:p/>
        </draw:connector>
        <draw:connector draw:style-name="gr3" draw:text-style-name="P5" draw:layer="layout" draw:type="line" svg:x1="7.025cm" svg:y1="6.15cm" svg:x2="13.75cm" svg:y2="6.15cm" draw:start-shape="id10" draw:start-glue-point="1" draw:end-shape="id3" draw:end-glue-point="3" svg:d="m7025 6150h6725">
          <text:p/>
        </draw:connector>
        <draw:connector draw:style-name="gr3" draw:text-style-name="P5" draw:layer="layout" draw:type="line" svg:x1="5.325cm" svg:y1="7.8cm" svg:x2="5.325cm" svg:y2="6.7cm" draw:start-shape="id11" draw:start-glue-point="4" draw:end-shape="id10" draw:end-glue-point="2" svg:d="m5325 7800v-1100">
          <text:p/>
        </draw:connector>
        <draw:connector draw:style-name="gr3" draw:text-style-name="P5" draw:layer="layout" draw:type="line" svg:x1="7.975cm" svg:y1="15.95cm" svg:x2="6.825cm" svg:y2="15.95cm" draw:start-shape="id12" draw:start-glue-point="3" draw:end-shape="id13" svg:d="m7975 15950h-1150">
          <text:p/>
        </draw:connector>
        <draw:connector draw:style-name="gr3" draw:text-style-name="P5" draw:layer="layout" draw:type="line" svg:x1="5.325cm" svg:y1="15.65cm" svg:x2="5.325cm" svg:y2="13.7cm" draw:start-shape="id13" draw:start-glue-point="0" draw:end-shape="id14" draw:end-glue-point="2" svg:d="m5325 15650v-1950">
          <text:p/>
        </draw:connector>
        <draw:connector draw:style-name="gr3" draw:text-style-name="P5" draw:layer="layout" draw:type="line" svg:x1="5.325cm" svg:y1="13.1cm" svg:x2="5.325cm" svg:y2="11.5cm" draw:start-shape="id14" draw:start-glue-point="0" draw:end-shape="id15" draw:end-glue-point="6" svg:d="m5325 13100v-1600">
          <text:p/>
        </draw:connector>
        <draw:connector draw:style-name="gr4" draw:text-style-name="P5" draw:layer="layout" draw:type="line" svg:x1="5.325cm" svg:y1="10.7cm" svg:x2="5.325cm" svg:y2="8.6cm" draw:start-shape="id15" draw:start-glue-point="4" draw:end-shape="id11" draw:end-glue-point="6" svg:d="m5325 10700v-2100">
          <text:p/>
        </draw:connector>
        <draw:connector draw:style-name="gr3" draw:text-style-name="P5" draw:layer="layout" svg:x1="7.975cm" svg:y1="24cm" svg:x2="5.325cm" svg:y2="16.25cm" draw:start-shape="id9" draw:start-glue-point="3" draw:end-shape="id13" draw:end-glue-point="2" svg:d="m7975 24000h-2650v-7750">
          <text:p/>
        </draw:connector>
        <draw:connector draw:style-name="gr5" draw:text-style-name="P5" draw:layer="layout" draw:type="line" svg:x1="7.975cm" svg:y1="20cm" svg:x2="5.329cm" svg:y2="19.998cm" draw:start-shape="id8" draw:start-glue-point="3" svg:d="m7975 20000-2646-2">
          <text:p/>
        </draw:connector>
        <draw:connector draw:style-name="gr6" draw:text-style-name="P6" draw:layer="layout" draw:type="line" svg:x1="13.175cm" svg:y1="15.95cm" svg:x2="11.075cm" svg:y2="15.95cm" draw:start-shape="id5" draw:start-glue-point="5" draw:end-shape="id12" draw:end-glue-point="1" svg:d="m13175 15950h-2100">
          <text:p/>
        </draw:connector>
        <draw:frame draw:style-name="gr7" draw:text-style-name="P7" draw:layer="layout" svg:width="1.074cm" svg:height="0.569cm" svg:x="11.775cm" svg:y="15.4cm">
          <draw:text-box>
            <text:p><text:span text:style-name="T4">YES</text:span></text:p>
          </draw:text-box>
        </draw:frame>
        <draw:frame draw:style-name="gr7" draw:text-style-name="P7" draw:layer="layout" svg:width="1.074cm" svg:height="0.569cm" svg:x="11.775cm" svg:y="19.501cm">
          <draw:text-box>
            <text:p><text:span text:style-name="T4">YES</text:span></text:p>
          </draw:text-box>
        </draw:frame>
        <draw:frame draw:style-name="gr7" draw:text-style-name="P7" draw:layer="layout" svg:width="1.074cm" svg:height="0.569cm" svg:x="11.701cm" svg:y="23.431cm">
          <draw:text-box>
            <text:p><text:span text:style-name="T4">YES</text:span></text:p>
          </draw:text-box>
        </draw:frame>
        <draw:frame draw:style-name="gr7" draw:text-style-name="P7" draw:layer="layout" svg:width="0.925cm" svg:height="0.569cm" svg:x="13.875cm" svg:y="17.501cm">
          <draw:text-box>
            <text:p><text:span text:style-name="T4">NO</text:span></text:p>
          </draw:text-box>
        </draw:frame>
        <draw:frame draw:style-name="gr7" draw:text-style-name="P7" draw:layer="layout" svg:width="0.925cm" svg:height="0.569cm" svg:x="13.85cm" svg:y="21.531cm">
          <draw:text-box>
            <text:p><text:span text:style-name="T4">NO</text:span></text:p>
          </draw:text-box>
        </draw:frame>
        <draw:frame draw:style-name="gr7" draw:text-style-name="P7" draw:layer="layout" svg:width="0.925cm" svg:height="0.569cm" svg:x="17.175cm" svg:y="13.031cm">
          <draw:text-box>
            <text:p><text:span text:style-name="T4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io Soria Nieto</meta:initial-creator>
    <meta:creation-date>2014-05-31T18:30:39.11</meta:creation-date>
    <dc:date>2014-05-31T20:44:52.07</dc:date>
    <dc:creator>Sergio Soria Nieto</dc:creator>
    <meta:editing-duration>PT5M1S</meta:editing-duration>
    <meta:editing-cycles>2</meta:editing-cycles>
    <meta:generator>OpenOffice/4.0.1$Win32 OpenOffice.org_project/401m5$Build-9714</meta:generator>
    <meta:document-statistic meta:object-count="39"/>
  </office:meta>
</office:document-meta>
</file>